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svg:stroke-color="#000000" draw:marker-start="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054cm" svg:height="1.388cm" svg:x="8.58cm" svg:y="1.038cm">
          <text:p text:style-name="P1">SE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3.054cm" svg:height="1.385cm" svg:x="8.58cm" svg:y="4.644cm">
          <text:p text:style-name="P1">NE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4.428cm" svg:height="1.942cm" svg:x="4cm" svg:y="8.109cm">
          <text:p text:style-name="P1">NUMBER</text:p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3.054cm" svg:height="1.388cm" svg:x="14.228cm" svg:y="8.109cm">
          <text:p text:style-name="P1">SE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3.054cm" svg:height="1.387cm" svg:x="9.146cm" svg:y="10.6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3.054cm" svg:height="1.388cm" svg:x="19.997cm" svg:y="10.617cm">
          <text:p text:style-name="P1">F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4.426cm" svg:height="2.358cm" svg:x="11.575cm" svg:y="13.628cm">
          <text:p text:style-name="P1">NUMBER</text:p>
          <text:p text:style-name="P1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4.428cm" svg:height="2.358cm" svg:x="21.9cm" svg:y="17.4cm">
          <text:p text:style-name="P1">NUMBER</text:p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3.054cm" svg:height="2.358cm" svg:x="6.8cm" svg:y="13.642cm">
          <text:p text:style-name="P1">ID</text:p>
          <text:p text:style-name="P1">''a''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3.052cm" svg:height="2.358cm" svg:x="17.548cm" svg:y="17.4cm">
          <text:p text:style-name="P1">ID</text:p>
          <text:p text:style-name="P1">''a''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107cm" svg:y1="2.426cm" svg:x2="10.107cm" svg:y2="4.644cm" draw:start-shape="id1" draw:start-glue-point="2" draw:end-shape="id2" draw:end-glue-point="0" svg:d="M10107 2426v2218" svg:viewBox="0 0 1 2219">
          <text:p/>
        </draw:connector>
        <draw:connector draw:style-name="gr2" draw:text-style-name="P1" draw:layer="layout" svg:x1="10.107cm" svg:y1="6.029cm" svg:x2="6.214cm" svg:y2="8.109cm" draw:start-shape="id2" draw:start-glue-point="2" draw:end-shape="id3" draw:end-glue-point="0" svg:d="M10107 6029v1040h-3893v1040" svg:viewBox="0 0 3894 2081">
          <text:p/>
        </draw:connector>
        <draw:connector draw:style-name="gr2" draw:text-style-name="P1" draw:layer="layout" svg:x1="10.107cm" svg:y1="6.029cm" svg:x2="15.755cm" svg:y2="8.109cm" draw:start-shape="id2" draw:start-glue-point="2" draw:end-shape="id4" draw:end-glue-point="0" svg:d="M10107 6029v1040h5648v1040" svg:viewBox="0 0 5649 2081">
          <text:p/>
        </draw:connector>
        <draw:connector draw:style-name="gr2" draw:text-style-name="P1" draw:layer="layout" svg:x1="15.755cm" svg:y1="9.497cm" svg:x2="10.673cm" svg:y2="10.6cm" draw:start-shape="id4" draw:start-glue-point="2" draw:end-shape="id5" draw:end-glue-point="0" svg:d="M15755 9497v551h-5082v552" svg:viewBox="0 0 5083 1104">
          <text:p/>
        </draw:connector>
        <draw:connector draw:style-name="gr2" draw:text-style-name="P1" draw:layer="layout" svg:x1="15.755cm" svg:y1="9.497cm" svg:x2="21.524cm" svg:y2="10.617cm" draw:start-shape="id4" draw:start-glue-point="2" draw:end-shape="id6" draw:end-glue-point="0" svg:d="M15755 9497v560h5769v560" svg:viewBox="0 0 5770 1121">
          <text:p/>
        </draw:connector>
        <draw:connector draw:style-name="gr2" draw:text-style-name="P1" draw:layer="layout" svg:x1="10.673cm" svg:y1="11.987cm" svg:x2="13.788cm" svg:y2="13.628cm" draw:start-shape="id5" draw:start-glue-point="2" draw:end-shape="id7" draw:end-glue-point="0" svg:d="M10673 11987v820h3115v821" svg:viewBox="0 0 3116 1642">
          <text:p/>
        </draw:connector>
        <draw:connector draw:style-name="gr2" draw:text-style-name="P1" draw:layer="layout" svg:x1="10.673cm" svg:y1="11.987cm" svg:x2="8.327cm" svg:y2="13.642cm" draw:start-shape="id5" draw:start-glue-point="2" draw:end-shape="id8" draw:end-glue-point="0" svg:d="M10673 11987v827h-2346v828" svg:viewBox="0 0 2347 1656">
          <text:p/>
        </draw:connector>
        <draw:connector draw:style-name="gr2" draw:text-style-name="P1" draw:layer="layout" svg:x1="21.527cm" svg:y1="15.088cm" svg:x2="24.114cm" svg:y2="17.4cm" draw:start-shape="id9" draw:start-glue-point="2" draw:end-shape="id10" svg:d="M21527 15088v1156h2587v1156" svg:viewBox="0 0 2588 2313">
          <text:p/>
        </draw:connector>
        <draw:connector draw:style-name="gr2" draw:text-style-name="P1" draw:layer="layout" svg:x1="21.527cm" svg:y1="15.088cm" svg:x2="19.074cm" svg:y2="17.4cm" draw:start-shape="id9" draw:start-glue-point="2" draw:end-shape="id11" draw:end-glue-point="0" svg:d="M21527 15088v1156h-2453v1156" svg:viewBox="0 0 2454 2313">
          <text:p/>
        </draw:connector>
        <draw:custom-shape draw:style-name="gr1" draw:text-style-name="P1" xml:id="id9" draw:id="id9" draw:layer="layout" svg:width="3.054cm" svg:height="1.388cm" svg:x="20cm" svg:y="13.7cm">
          <text:p text:style-name="P1">+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21.524cm" svg:y1="12.005cm" svg:x2="21.527cm" svg:y2="13.7cm" draw:start-shape="id6" draw:start-glue-point="2" draw:end-shape="id9" draw:end-glue-point="0" svg:d="M21524 12005v848h3v847" svg:viewBox="0 0 4 16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galinier </meta:initial-creator>
    <meta:creation-date>2015-05-27T15:35:16.556824053</meta:creation-date>
    <dc:date>2015-05-27T18:02:16.697876411</dc:date>
    <dc:creator>Clem </dc:creator>
    <meta:editing-duration>PT6M58S</meta:editing-duration>
    <meta:editing-cycles>4</meta:editing-cycles>
    <meta:generator>LibreOffice/4.2.7.2$Linux_X86_64 LibreOffice_project/420m0$Build-2</meta:generator>
    <meta:document-statistic meta:object-count="21"/>
  </office:meta>
</office:document-meta>
</file>